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B0000023E646792288260C8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7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3.506cm"/>
    </style:style>
    <style:style style:name="pr5" style:family="presentation" style:parent-style-name="默认-outline1">
      <style:graphic-properties fo:min-height="11.929cm"/>
    </style:style>
    <style:style style:name="P1" style:family="paragraph">
      <style:text-properties fo:font-size="36pt" style:font-size-asian="32pt" style:font-size-complex="32pt"/>
    </style:style>
    <style:style style:name="P2" style:family="paragraph">
      <loext:graphic-properties draw:fill-color="#ffffff"/>
      <style:text-properties fo:font-size="36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style:font-size-asian="20pt"/>
    </style:style>
    <style:style style:name="T1" style:family="text">
      <style:text-properties fo:font-size="3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706cm" svg:x="1.401cm" svg:y="7cm" presentation:class="title" presentation:user-transformed="true">
          <draw:text-box>
            <text:p><text:span text:style-name="T1">Maven</text:span><text:span text:style-name="T1">依赖管理</text:span></text:p>
          </draw:text-box>
        </draw:frame>
        <draw:frame presentation:style-name="pr2" draw:text-style-name="P2" draw:layer="layout" svg:width="25.199cm" svg:height="12.179cm" svg:x="1.401cm" svg:y="4.914cm" presentation:class="subtitle" presentation:user-transformed="true">
          <draw:text-box>
            <text:p text:style-name="P1"><text:span text:style-name="T1"><text:tab/></text:span></text:p>
          </draw:text-box>
        </draw:frame>
        <draw:frame draw:style-name="gr1" draw:text-style-name="P3" draw:layer="layout" svg:width="0.502cm" svg:height="1.191cm" svg:x="5.2cm" svg:y="0.837cm">
          <draw:text-box>
            <text:p/>
          </draw:text-box>
        </draw:frame>
        <draw:frame draw:style-name="gr1" draw:text-style-name="P3" draw:layer="layout" svg:width="0.502cm" svg:height="1.191cm" svg:x="6.6cm" svg:y="5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ven-assembly-plugin</text:p>
              </text:list-item>
              <text:list-item>
                <text:p>Maven-shade-plugin</text:p>
              </text:list-item>
              <text:list-item>
                <text:p>Maven聚合与继承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Maven-assembly-plugi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使用dependencySets, fileSets来定制化jar包打包方式。自由include/exclude一些依赖/文件。</text:p>
              </text:list-item>
              <text:list-item>
                <text:p>优点：</text:p>
                <text:list>
                  <text:list-item>
                    <text:p>针对性地处理冲突问题</text:p>
                  </text:list-item>
                  <text:list-item>
                    <text:p>自由管理jar包内容</text:p>
                  </text:list-item>
                </text:list>
              </text:list-item>
              <text:list-item>
                <text:p>缺点</text:p>
                <text:list>
                  <text:list-item>
                    <text:p>依赖关系复杂的情况下，要有针对性地排除冲突版本需要耗费大量时间</text:p>
                  </text:list-item>
                  <text:list-item>
                    <text:p>有可能exclude了别的module需要用到的版本依赖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Maven-shade-plugi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利用shade插件重命名前缀的方式，修改版本冲突的依赖包，达到依赖隔离的目的。</text:p>
              </text:list-item>
              <text:list-item>
                <text:p>优点</text:p>
                <text:list>
                  <text:list-item>
                    <text:p>简单，快速解决冲突问题</text:p>
                  </text:list-item>
                  <text:list-item>
                    <text:p>允许引入不同版本的依赖</text:p>
                  </text:list-item>
                </text:list>
              </text:list-item>
              <text:list-item>
                <text:p>缺点</text:p>
                <text:list>
                  <text:list-item>
                    <text:p>会将多个jar包打进同一jar包，导致jar变得庞大（可通过minimizeJar属性减轻这一问题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Shade使用示例</text:p>
          </draw:text-box>
        </draw:frame>
        <draw:frame draw:style-name="gr3" draw:text-style-name="P5" draw:layer="layout" svg:width="19.66cm" svg:height="14.487cm" svg:x="2.2cm" svg:y="4.313cm" presentation:class="graphic" presentation:user-transformed="true">
          <draw:image xlink:href="Pictures/100000000000030B0000023E646792288260C8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Maven聚合与依赖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利用maven自带的聚合与继承属性，为所有项目建立一个总的pom将所有module聚合在一起，再建立一个公共依赖库dependencies，在公共依赖库中管理依赖包的版本。</text:p>
              </text:list-item>
              <text:list-item>
                <text:p>例子</text:p>
              </text:list-item>
              <text:list-item>
                <text:p>Spring-Boot的github仓库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优势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一劳永逸，根治所有module的版本依赖问题</text:p>
              </text:list-item>
              <text:list-item>
                <text:p>pom的编写变得简洁明了，层次分明</text:p>
              </text:list-item>
              <text:list-item>
                <text:p>版本更改升级方便</text:p>
              </text:list-item>
              <text:list-item>
                <text:p>易于日后项目扩展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难点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是一项大工程</text:p>
              </text:list-item>
              <text:list-item>
                <text:p>需要所有团队合作</text:p>
              </text:list-item>
              <text:list-item>
                <text:p>长期性的维护工作（专职人员管理？）</text:p>
              </text:list-item>
              <text:list-item>
                <text:p>牵一发而动全身，增删改都会对所有module造成影响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规范的制定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强制性版本？（使用maven-enforcer-plugin）</text:p>
              </text:list-item>
              <text:list-item>
                <text:p>建立的父依赖库必须将冲突解决干净，保证纯净无污染</text:p>
              </text:list-item>
              <text:list-item>
                <text:p>要求引入新的依赖或需要升级版本，先检查对现有的代码是否造成影响</text:p>
              </text:list-item>
              <text:list-item>
                <text:p>对父依赖库进行权限管理，只为管理员开放修改权限</text:p>
              </text:list-item>
              <text:list-item>
                <text:p>开发人员要加新依赖，先申请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fill-image-width="0cm" draw:fill-image-height="0cm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1:21:09.013052440</meta:creation-date>
    <dc:date>2019-05-09T15:39:59.903614795</dc:date>
    <meta:editing-duration>PT3H58M9S</meta:editing-duration>
    <meta:editing-cycles>45</meta:editing-cycles>
    <meta:generator>LibreOffice/5.1.6.2$Linux_X86_64 LibreOffice_project/10m0$Build-2</meta:generator>
    <meta:document-statistic meta:object-count="59"/>
  </office:meta>
</office:document-meta>
</file>